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officeooo:rsid="000605a8"/>
    </style:style>
    <style:style style:name="T2" style:family="text">
      <style:text-properties officeooo:rsid="000765b4"/>
    </style:style>
    <style:style style:name="T3" style:family="text">
      <style:text-properties officeooo:rsid="0008d2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tab/><text:span text:style-name="T1">O filme começa mostrando a história de Willian Carey e sua jornada até </text:span>Serampore, <text:span text:style-name="T1">na</text:span> Índia. <text:span text:style-name="T1">São relatados os desafios enfrentados por Carey ao deixar a vida de conforto e estabilidade na <text:s/>Inglaterra para </text:span><text:span text:style-name="T2">atravessar o Mundo para pregar a mensagem do evangelho, de salvação a um povo totalmente perdido em suas próprias tradições e em sua ignorância. Willian Carey se doa de corpo alma e espírito nessa missão. </text:span><text:span text:style-name="T3">Muitos problemas surgem com a ajuda de seu amigo que não soube como administrar o dinheiro da missão. Então Carey toma as rédeas da situação e vai morar num porão sem desistir da missão. Tempos depois Deus ajuda Willian e lhe dá um lugar para morar, um trabalho e mostra a Willian as atrocidades que aquele povo, cego pela cultura está fazendo. Queimando mulheres junto com seus maridos em nome da tradição. Willian consegue apoio do governador da Dinamarca e consegue traduzir a cultura da índia em várias línguas. Expondo e sendo um amigo do país, não apenas com seus interesses, mas também livros clássic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1T19:02:18.059000000</dc:date>
    <meta:editing-duration>PT39M58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" meta:word-count="174" meta:character-count="1021" meta:non-whitespace-character-count="845"/>
  </office:meta>
</office:document-meta>
</file>